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307in"/>
    </style:style>
    <style:style style:name="co3" style:family="table-column">
      <style:table-column-properties fo:break-before="auto" style:column-width="3.1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3563in" fo:break-before="auto" style:use-optimal-row-height="false"/>
    </style:style>
    <style:style style:name="ro6" style:family="table-row">
      <style:table-row-properties style:row-height="0.1917in" fo:break-before="auto" style:use-optimal-row-height="false"/>
    </style:style>
    <style:style style:name="ro7" style:family="table-row">
      <style:table-row-properties style:row-height="1.4161in" fo:break-before="auto" style:use-optimal-row-height="true"/>
    </style:style>
    <style:style style:name="ro8" style:family="table-row">
      <style:table-row-properties style:row-height="0.6398in" fo:break-before="auto" style:use-optimal-row-height="true"/>
    </style:style>
    <style:style style:name="ro9" style:family="table-row">
      <style:table-row-properties style:row-height="0.4839in" fo:break-before="auto" style:use-optimal-row-height="true"/>
    </style:style>
    <style:style style:name="ro10" style:family="table-row">
      <style:table-row-properties style:row-height="1.5717in" fo:break-before="auto" style:use-optimal-row-height="true"/>
    </style:style>
    <style:style style:name="ro11" style:family="table-row">
      <style:table-row-properties style:row-height="0.1827in" fo:break-before="auto" style:use-optimal-row-height="false"/>
    </style:style>
    <style:style style:name="ro12" style:family="table-row">
      <style:table-row-properties style:row-height="0.3472in" fo:break-before="auto" style:use-optimal-row-height="false"/>
    </style:style>
    <style:style style:name="ro13" style:family="table-row">
      <style:table-row-properties style:row-height="0.6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6379" table:default-cell-style-name="Default"/>
        <table:table-row table:style-name="ro1"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 project shall be open source. All artifacts shall be publicly available.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here shall be a commercial model that shall return value to the project’s participants.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Shall be attractively and robustly packaged in a fixture.</text:p>
          </table:table-cell>
          <table:table-cell office:value-type="string" calcext:value-type="string">
            <text:p>Assume a 3D printed enclosure that contains the parts, exposes the connectors and mounted the motor etc.</text:p>
          </table:table-cell>
          <table:table-cell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firmly attach a motor to the tester while it is being tested.</text:p>
          </table:table-cell>
          <table:table-cell office:value-type="string" calcext:value-type="string">
            <text:p>Assume the motor might have a synthetic load attached – like a flywheel or propeller.</text:p>
          </table:table-cell>
          <table:table-cell table:number-columns-repeated="1637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re shall be a way to enclose the motor under test so that in case it malfunctions or is accidentally overdriven the tester shall not be harmed.</text:p>
          </table:table-cell>
          <table:table-cell office:value-type="string" calcext:value-type="string">
            <text:p>“the tester” is the person running the device.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The tester shall have input voltage connections by which to connect a DC voltage.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have output connections for U/V/W motor phases.</text:p>
          </table:table-cell>
          <table:table-cell table:number-columns-repeated="1638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Connectors shall be properly and appropriately sized for mechanical and electrical loads.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Shall permit a slot car controller to be plugged in using standard banana plugs.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externally powered from a bench power supply capable of providing power similar to that available at most tracks.</text:p>
          </table:table-cell>
          <table:table-cell office:value-type="string" calcext:value-type="string">
            <text:p>Range: 0-18V, 0-40A</text:p>
          </table:table-cell>
          <table:table-cell table:number-columns-repeated="1637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hall be optionally capable of sinking return, braking power.</text:p>
          </table:table-cell>
          <table:table-cell office:value-type="string" calcext:value-type="string">
            <text:p>Range: 0-20A</text:p>
          </table:table-cell>
          <table:table-cell table:number-columns-repeated="1637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peed (Kv).</text:p>
          </table:table-cell>
          <table:table-cell office:value-type="string" calcext:value-type="string">
            <text:p>Optical or hall effect or both. Hall effect is affected by (non)ferrous motor rotor (bell) materials. Note: Technically, Kv is the output voltage when the shaft is rotated.</text:p>
            <text:p/>
            <text:p>Kv is defined as the velocity constant in rpm/V. Ke is the back emf constant. In SI units is V/(rad/s) or in hobby units V/rpm. It is is an inverse measure of Kv</text:p>
          </table:table-cell>
          <table:table-cell table:number-columns-repeated="16379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NOT measure Kv.</text:p>
          </table:table-cell>
          <table:table-cell office:value-type="string" calcext:value-type="string">
            <text:p>Kv is the back emf voltage produced when the motor shaft it rotated. The tester shall not have a capability to rotate the shaft and measure the resulting Kv.</text:p>
          </table:table-cell>
          <table:table-cell table:number-columns-repeated="16379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voltage.</text:p>
          </table:table-cell>
          <table:table-cell office:value-type="string" calcext:value-type="string">
            <text:p>This capability might best be provided by using an external instrument and not incorporating it into the device itself.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input current. </text:p>
          </table:table-cell>
          <table:table-cell office:value-type="string" calcext:value-type="string">
            <text:p>Ditto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input current.</text:p>
          </table:table-cell>
          <table:table-cell office:value-type="string" calcext:value-type="string">
            <text:p>Ditto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braking current.</text:p>
          </table:table-cell>
          <table:table-cell office:value-type="string" calcext:value-type="string">
            <text:p>Ditto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voltage.</text:p>
          </table:table-cell>
          <table:table-cell office:value-type="string" calcext:value-type="string">
            <text:p>Ditto</text:p>
          </table:table-cell>
          <table:table-cell table:number-columns-repeated="1637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eRPM.</text:p>
          </table:table-cell>
          <table:table-cell office:value-type="string" calcext:value-type="string">
            <text:p>The eCom commutation rpm. Available from the Remora WiFi link.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resistances.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phases inductances.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measure a loaded motor.</text:p>
          </table:table-cell>
          <table:table-cell office:value-type="string" calcext:value-type="string">
            <text:p>Using a flywheel, propeller, fluid drag ...</text:p>
          </table:table-cell>
          <table:table-cell table:number-columns-repeated="1637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s in the range 1,000Kv to 28,000Kv</text:p>
          </table:table-cell>
          <table:table-cell office:value-type="string" calcext:value-type="string">
            <text:p>Note: the upper limit may extend based on motor innovations.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know motor poles.</text:p>
          </table:table-cell>
          <table:table-cell office:value-type="string" calcext:value-type="string">
            <text:p>Needs to be input to the device.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be able to test 6, 8, 12 magnet motors.</text:p>
          </table:table-cell>
          <table:table-cell office:value-type="string" calcext:value-type="string">
            <text:p>3, 4, 6 pole pairs.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weight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rotational mass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thermal emissions.</text:p>
          </table:table-cell>
          <table:table-cell table:style-name="ce6" office:value-type="string" calcext:value-type="string">
            <text:p>To measure the stator winding, it might be necessary to bond a thermocouple which would mean opening the motor to insert it, and a thermocouple meter. Perhpas an IR thermometer can “see” the winding, if it can be positioned close enough, and it might need to have adjustable emissivity settings. See: </text:p>
            <text:p><text:a xlink:href="https://cpc.farnell.com/duratool/d03129/digital-thermometer/dp/IN07449" xlink:type="simple">https://cpc.farnell.com/duratool/d03129/digital-thermometer/dp/IN07449</text:a></text:p>
            <text:p><text:a xlink:href="https://cpc.farnell.com/unbranded/tk-610b/thermometer-k-type/dp/IN05147" xlink:type="simple">https://cpc.farnell.com/unbranded/tk-610b/thermometer-k-type/dp/IN05147</text:a></text:p>
            <text:p><text:a xlink:href="https://cpc.farnell.com/duratool/d03055/thermometer-infrared/dp/IN07344?st=3055%20bk001" xlink:type="simple">https://cpc.farnell.com/duratool/d03055/thermometer-infrared/dp/IN07344?st=3055%20bk001</text:a>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operate with input voltages between 1V and 18V.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a capability to limit the maximum input voltage.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have the capability to limit the maximum input current.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<text:s/>motor balance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hall measure motor shaft accuracy.</text:p>
          </table:table-cell>
          <table:table-cell office:value-type="string" calcext:value-type="string">
            <text:p>External capability.</text:p>
          </table:table-cell>
          <table:table-cell table:number-columns-repeated="1637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contain a standard eCom.</text:p>
          </table:table-cell>
          <table:table-cell office:value-type="string" calcext:value-type="string">
            <text:p>Probably the Remora – obvious reasons.</text:p>
          </table:table-cell>
          <table:table-cell table:number-columns-repeated="16379"/>
        </table:table-row>
        <table:table-row table:style-name="ro12">
          <table:table-cell office:value-type="float" office:value="33" calcext:value-type="float">
            <text:p>3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hall support alternative eComs.</text:p>
          </table:table-cell>
          <table:table-cell office:value-type="string" calcext:value-type="string">
            <text:p>If they can support other required capabilities.</text:p>
          </table:table-cell>
          <table:table-cell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uning</text:p>
          </table:table-cell>
          <table:table-cell office:value-type="string" calcext:value-type="string">
            <text:p>Shall be able to tune Remora eCom parameter settings to optimize motor performance.</text:p>
          </table:table-cell>
          <table:table-cell office:value-type="string" calcext:value-type="string">
            <text:p>Might be out of scope. Might be best done with a controllable power supply and scope.</text:p>
          </table:table-cell>
          <table:table-cell table:number-columns-repeated="1637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setup and run test profiles.</text:p>
          </table:table-cell>
          <table:table-cell office:value-type="string" calcext:value-type="string">
            <text:p>The motor shall be run for a specific time at a specific voltage while values are captured, before increasing the voltage in multiple steps. Means it’ll need an mcu with DAC output – Pi Pico?</text:p>
          </table:table-cell>
          <table:table-cell table:number-columns-repeated="1637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hall show realtime test information.</text:p>
          </table:table-cell>
          <table:table-cell office:value-type="string" calcext:value-type="string">
            <text:p>Probably need some sort of attached display.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persistently save the results of a test.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label a test to associate it with a specific motor.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export test results to a common file format e.g. csv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Shall be able to compare test results.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calculate and display various important motor parameters.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hall be able to make gearing recommendations.</text:p>
          </table:table-cell>
          <table:table-cell office:value-type="string" calcext:value-type="string">
            <text:p>Will require track input and a simulator.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1:12:43.543529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47:24.210022041</meta:creation-date>
    <dc:date>2025-07-09T11:35:03.608989808</dc:date>
    <meta:editing-duration>P21DT21H46M28S</meta:editing-duration>
    <meta:editing-cycles>7</meta:editing-cycles>
    <meta:generator>LibreOffice/24.8.3.2$MacOSX_AARCH64 LibreOffice_project/48a6bac9e7e268aeb4c3483fcf825c94556d9f92</meta:generator>
    <meta:document-statistic meta:table-count="1" meta:cell-count="209" meta:object-count="0"/>
  </office:meta>
</office:document-meta>
</file>